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111111" draw:textarea-horizontal-align="justify" draw:textarea-vertical-align="middle" draw:auto-grow-height="false" fo:min-height="2.354cm" fo:min-width="3.004cm" draw:shadow="hidden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svg:stroke-color="#0000ff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147cm" fo:min-width="1.532cm"/>
    </style:style>
    <style:style style:name="gr5" style:family="graphic" style:parent-style-name="standard">
      <style:graphic-properties draw:textarea-horizontal-align="justify" draw:textarea-vertical-align="middle" draw:auto-grow-height="false" fo:min-height="1.097cm" fo:min-width="0.938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2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2.831cm" fo:min-width="15.375cm"/>
    </style:style>
    <style:style style:name="P1" style:family="paragraph">
      <loext:graphic-properties draw:fill-color="#111111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ath draw:style-name="gr1" draw:text-style-name="P1" draw:layer="layout" svg:width="4.952cm" svg:height="3.684cm" svg:x="4.302cm" svg:y="10.409cm" svg:viewBox="0 0 4953 3685" svg:d="M2476 1c1404 32 2477 854 2477 1898s-1073 1817-2477 1785c-1403-32-2476-854-2476-1898s1073-1817 2476-1785z">
              <text:p/>
            </draw:path>
            <draw:polygon draw:style-name="gr1" draw:text-style-name="P1" draw:layer="layout" svg:width="0cm" svg:height="0cm" svg:x="4.302cm" svg:y="10.353cm" svg:viewBox="0 0 0 0" draw:points="0,0">
              <text:p/>
            </draw:polygon>
            <draw:polygon draw:style-name="gr1" draw:text-style-name="P1" draw:layer="layout" svg:width="0cm" svg:height="0cm" svg:x="9.255cm" svg:y="14.15cm" svg:viewBox="0 0 0 0" draw:points="0,0">
              <text:p/>
            </draw:polygon>
            <draw:path draw:style-name="gr1" draw:text-style-name="P1" draw:layer="layout" svg:width="4.952cm" svg:height="3.684cm" svg:x="4.302cm" svg:y="3.678cm" svg:viewBox="0 0 4953 3685" svg:d="M2476 1c1404 32 2477 854 2477 1898s-1073 1817-2477 1785c-1403-32-2476-854-2476-1898s1073-1817 2476-1785z">
              <text:p/>
            </draw:path>
            <draw:polygon draw:style-name="gr1" draw:text-style-name="P1" draw:layer="layout" svg:width="0cm" svg:height="0cm" svg:x="4.302cm" svg:y="3.622cm" svg:viewBox="0 0 0 0" draw:points="0,0">
              <text:p/>
            </draw:polygon>
            <draw:polygon draw:style-name="gr1" draw:text-style-name="P1" draw:layer="layout" svg:width="0cm" svg:height="0cm" svg:x="9.255cm" svg:y="7.419cm" svg:viewBox="0 0 0 0" draw:points="0,0">
              <text:p/>
            </draw:polygon>
            <draw:polygon draw:style-name="gr2" draw:text-style-name="P2" draw:layer="layout" svg:width="1.015cm" svg:height="0cm" svg:x="9.255cm" svg:y="11.808cm" svg:viewBox="0 0 1016 0" draw:points="0,0 1016,0">
              <text:p/>
            </draw:polygon>
            <draw:polygon draw:style-name="gr2" draw:text-style-name="P2" xml:id="id1" draw:id="id1" draw:layer="layout" svg:width="0cm" svg:height="1.523cm" svg:x="10.271cm" svg:y="11.046cm" svg:viewBox="0 0 0 1524" draw:points="0,0 0,1524">
              <text:p/>
            </draw:polygon>
            <draw:path draw:style-name="gr2" draw:text-style-name="P2" xml:id="id3" draw:id="id3" draw:layer="layout" svg:width="1.015cm" svg:height="1.523cm" svg:x="9.25cm" svg:y="5.966cm" svg:viewBox="0 0 1016 1524" svg:d="M0 762h1016zM1016 0v1524z">
              <text:p/>
            </draw:path>
            <draw:polygon draw:style-name="gr1" draw:text-style-name="P1" draw:layer="layout" svg:width="4.952cm" svg:height="6.984cm" svg:x="4.302cm" svg:y="5.331cm" svg:viewBox="0 0 4953 6985" draw:points="0,6985 0,0 4953,0 4953,6985">
              <text:p/>
            </draw:polygon>
            <draw:line draw:style-name="gr3" draw:text-style-name="P2" draw:layer="measurelines" svg:x1="3.413cm" svg:y1="7.477cm" svg:x2="9.89cm" svg:y2="7.477cm">
              <text:p/>
            </draw:line>
            <draw:custom-shape draw:style-name="gr4" draw:text-style-name="P3" xml:id="id2" draw:id="id2" draw:layer="measurelines" svg:width="2.032cm" svg:height="1.397cm" svg:x="12.684cm" svg:y="13.7cm">
              <text:p text:style-name="P3">H <text:s text:c="2"/>L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3" draw:layer="measurelines" svg:width="2.032cm" svg:height="1.905cm" svg:x="12.684cm" svg:y="11.79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2" draw:layer="measurelines" svg:x1="13.7cm" svg:y1="13.7cm" svg:x2="13.7cm" svg:y2="15.097cm">
              <text:p/>
            </draw:line>
            <draw:connector draw:style-name="gr7" draw:text-style-name="P3" draw:layer="measurelines" svg:x1="10.271cm" svg:y1="11.808cm" svg:x2="12.684cm" svg:y2="14.398cm" draw:start-shape="id1" draw:start-glue-point="1" draw:end-shape="id2" draw:end-glue-point="3" svg:d="M10271 11808h1207v2590h1206" svg:viewBox="0 0 2414 2591">
              <text:p/>
            </draw:connector>
            <draw:connector draw:style-name="gr7" draw:text-style-name="P3" draw:layer="measurelines" draw:line-skew="2.166cm" svg:x1="10.266cm" svg:y1="6.728cm" svg:x2="14.716cm" svg:y2="14.398cm" draw:start-shape="id3" draw:start-glue-point="1" draw:end-shape="id2" draw:end-glue-point="1" svg:d="M10266 6728h7117v7670h-2667" svg:viewBox="0 0 7118 7671">
              <text:p/>
            </draw:connector>
            <draw:line draw:style-name="gr8" draw:text-style-name="P3" draw:layer="measurelines" svg:x1="9.763cm" svg:y1="7.477cm" svg:x2="9.763cm" svg:y2="11.82cm">
              <text:p/>
            </draw:line>
            <draw:line draw:style-name="gr6" draw:text-style-name="P2" draw:layer="measurelines" svg:x1="4.429cm" svg:y1="14.081cm" svg:x2="11.16cm" svg:y2="14.081cm">
              <text:p/>
            </draw:line>
            <draw:line draw:style-name="gr8" draw:text-style-name="P3" draw:layer="measurelines" svg:x1="9.763cm" svg:y1="11.795cm" svg:x2="9.763cm" svg:y2="14.081cm">
              <text:p/>
            </draw:line>
            <draw:line draw:style-name="gr8" draw:text-style-name="P3" draw:layer="measurelines" svg:x1="11.795cm" svg:y1="11.795cm" svg:x2="11.795cm" svg:y2="14.462cm">
              <text:p/>
            </draw:line>
            <draw:line draw:style-name="gr8" draw:text-style-name="P3" draw:layer="measurelines" svg:x1="10.906cm" svg:y1="6.715cm" svg:x2="10.906cm" svg:y2="14.081cm">
              <text:p/>
            </draw:line>
            <draw:line draw:style-name="gr8" draw:text-style-name="P3" draw:layer="measurelines" svg:x1="16.113cm" svg:y1="6.715cm" svg:x2="16.113cm" svg:y2="14.335cm">
              <text:p/>
            </draw:line>
            <draw:line draw:style-name="gr6" draw:text-style-name="P2" draw:layer="measurelines" svg:x1="11.541cm" svg:y1="11.795cm" svg:x2="12.049cm" svg:y2="11.795cm">
              <text:p/>
            </draw:line>
            <draw:frame draw:style-name="gr9" draw:text-style-name="P4" draw:layer="measurelines" svg:width="1.311cm" svg:height="0.962cm" svg:x="11.627cm" svg:y="12.611cm">
              <draw:text-box>
                <text:p>H0</text:p>
              </draw:text-box>
            </draw:frame>
            <draw:frame draw:style-name="gr9" draw:text-style-name="P4" draw:layer="measurelines" svg:width="1.311cm" svg:height="0.962cm" svg:x="9.722cm" svg:y="9.055cm">
              <draw:text-box>
                <text:p>H1</text:p>
              </draw:text-box>
            </draw:frame>
            <draw:frame draw:style-name="gr10" draw:text-style-name="P4" draw:layer="measurelines" svg:width="1.205cm" svg:height="0.962cm" svg:x="10.906cm" svg:y="10.017cm">
              <draw:text-box>
                <text:p>L1</text:p>
              </draw:text-box>
            </draw:frame>
            <draw:frame draw:style-name="gr10" draw:text-style-name="P4" draw:layer="measurelines" svg:width="1.205cm" svg:height="0.962cm" svg:x="15.986cm" svg:y="9.944cm">
              <draw:text-box>
                <text:p>L0</text:p>
              </draw:text-box>
            </draw:frame>
            <draw:frame draw:style-name="gr11" draw:text-style-name="P4" draw:layer="layout" svg:width="1.383cm" svg:height="0.962cm" svg:x="9.636cm" svg:y="12.611cm">
              <draw:text-box>
                <text:p>BH</text:p>
              </draw:text-box>
            </draw:frame>
          </draw:g>
          <draw:custom-shape draw:style-name="gr12" draw:text-style-name="P5" draw:layer="layout" svg:width="15.875cm" svg:height="13.081cm" svg:x="2.905cm" svg:y="3.032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1T17:57:48.151472243</meta:creation-date>
    <dc:date>2017-05-06T17:29:34.963451763</dc:date>
    <meta:editing-duration>PT14M14S</meta:editing-duration>
    <meta:editing-cycles>6</meta:editing-cycles>
    <meta:generator>LibreOffice/5.1.6.2$Linux_X86_64 LibreOffice_project/10m0$Build-2</meta:generator>
    <meta:document-statistic meta:object-count="31"/>
  </office:meta>
</office:document-meta>
</file>